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6.2988in" svg:height="3.5429in" svg:x="0.3106in" svg:y="1.6287in">
            <draw:object draw:notify-on-update-of-ranges="Sheet4.A2:Sheet4.A2 Sheet4.A3:Sheet4.A8 Sheet4.B2:Sheet4.B2 Sheet4.B3:Sheet4.B8 Sheet4.C2:Sheet4.C2 Sheet4.C3:Sheet4.C8 Sheet4.D2:Sheet4.D2 Sheet4.D3:Sheet4.D8 Sheet4.E2:Sheet4.E2 Sheet4.E3:Sheet4.E8 Sheet4.F2:Sheet4.F2 Sheet4.F3:Sheet4.F8 Sheet4.G2:Sheet4.G2 Sheet4.G3:Sheet4.G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5071in" svg:y="1.6602in">
            <draw:object draw:notify-on-update-of-ranges="Sheet4.A3:Sheet4.A8 Sheet4.H2:Sheet4.H2 Sheet4.H3:Sheet4.H8 Sheet4.I2:Sheet4.I2 Sheet4.I3:Sheet4.I8 Sheet4.J2:Sheet4.J2 Sheet4.J3:Sheet4.J8 Sheet4.K2:Sheet4.K2 Sheet4.K3:Sheet4.K8 Sheet4.L2:Sheet4.L2 Sheet4.L3:Sheet4.L8 Sheet4.M2:Sheet4.M2 Sheet4.M3:Sheet4.M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Accuracy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F1 score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Train v1</text:p>
          </table:table-cell>
          <table:table-cell office:value-type="string" calcext:value-type="string">
            <text:p>Train v2</text:p>
          </table:table-cell>
          <table:table-cell office:value-type="string" calcext:value-type="string">
            <text:p>Train LDA</text:p>
          </table:table-cell>
          <table:table-cell office:value-type="string" calcext:value-type="string">
            <text:p>Dev v1</text:p>
          </table:table-cell>
          <table:table-cell office:value-type="string" calcext:value-type="string">
            <text:p>Dev v2</text:p>
          </table:table-cell>
          <table:table-cell office:value-type="string" calcext:value-type="string">
            <text:p>Dev LDA</text:p>
          </table:table-cell>
          <table:table-cell office:value-type="string" calcext:value-type="string">
            <text:p>Train v1</text:p>
          </table:table-cell>
          <table:table-cell office:value-type="string" calcext:value-type="string">
            <text:p>Train v2</text:p>
          </table:table-cell>
          <table:table-cell office:value-type="string" calcext:value-type="string">
            <text:p>Train LDA</text:p>
          </table:table-cell>
          <table:table-cell office:value-type="string" calcext:value-type="string">
            <text:p>Dev v1</text:p>
          </table:table-cell>
          <table:table-cell office:value-type="string" calcext:value-type="string">
            <text:p>Dev v2</text:p>
          </table:table-cell>
          <table:table-cell office:value-type="string" calcext:value-type="string">
            <text:p>Dev LDA</text:p>
          </table:table-cell>
        </table:table-row>
        <table:table-row table:style-name="ro1">
          <table:table-cell office:value-type="string" calcext:value-type="string">
            <text:p>Most frequent</text:p>
          </table:table-cell>
          <table:table-cell office:value-type="float" office:value="0.751019932393053" calcext:value-type="float">
            <text:p>0.751019932393053</text:p>
          </table:table-cell>
          <table:table-cell office:value-type="float" office:value="0.749679449819326" calcext:value-type="float">
            <text:p>0.749679449819326</text:p>
          </table:table-cell>
          <table:table-cell office:value-type="float" office:value="0.751019932393053" calcext:value-type="float">
            <text:p>0.75101993239305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5" calcext:value-type="float">
            <text:p>0.7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626704744142674" calcext:value-type="float">
            <text:p>0.626704744142674</text:p>
          </table:table-cell>
          <table:table-cell office:value-type="float" office:value="0.619302949061662" calcext:value-type="float">
            <text:p>0.619302949061662</text:p>
          </table:table-cell>
          <table:table-cell office:value-type="float" office:value="0.623615806038" calcext:value-type="float">
            <text:p>0.62361580603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242818300035465" calcext:value-type="float">
            <text:p>0.242818300035465</text:p>
          </table:table-cell>
          <table:table-cell office:value-type="float" office:value="0.244331328088848" calcext:value-type="float">
            <text:p>0.244331328088848</text:p>
          </table:table-cell>
          <table:table-cell office:value-type="float" office:value="0.24520804114072" calcext:value-type="float">
            <text:p>0.24520804114072</text:p>
          </table:table-cell>
          <table:table-cell office:value-type="float" office:value="0.241584158415842" calcext:value-type="float">
            <text:p>0.241584158415842</text:p>
          </table:table-cell>
          <table:table-cell office:value-type="float" office:value="0.235897435897436" calcext:value-type="float">
            <text:p>0.235897435897436</text:p>
          </table:table-cell>
          <table:table-cell office:value-type="float" office:value="0.271055179090029" calcext:value-type="float">
            <text:p>0.271055179090029</text:p>
          </table:table-cell>
        </table:table-row>
        <table:table-row table:style-name="ro1">
          <table:table-cell office:value-type="string" calcext:value-type="string">
            <text:p>Gaussian NB</text:p>
          </table:table-cell>
          <table:table-cell office:value-type="float" office:value="0.75533278936939" calcext:value-type="float">
            <text:p>0.75533278936939</text:p>
          </table:table-cell>
          <table:table-cell office:value-type="float" office:value="0.751194777946148" calcext:value-type="float">
            <text:p>0.751194777946148</text:p>
          </table:table-cell>
          <table:table-cell office:value-type="float" office:value="0.767688541788087" calcext:value-type="float">
            <text:p>0.76768854178808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9" calcext:value-type="float">
            <text:p>0.769</text:p>
          </table:table-cell>
          <table:table-cell office:value-type="float" office:value="0.551399871767472" calcext:value-type="float">
            <text:p>0.551399871767472</text:p>
          </table:table-cell>
          <table:table-cell office:value-type="float" office:value="0.524769008126461" calcext:value-type="float">
            <text:p>0.524769008126461</text:p>
          </table:table-cell>
          <table:table-cell office:value-type="float" office:value="0.568334416287633" calcext:value-type="float">
            <text:p>0.568334416287633</text:p>
          </table:table-cell>
          <table:table-cell office:value-type="float" office:value="0.563963963963964" calcext:value-type="float">
            <text:p>0.563963963963964</text:p>
          </table:table-cell>
          <table:table-cell office:value-type="float" office:value="0.531791907514451" calcext:value-type="float">
            <text:p>0.531791907514451</text:p>
          </table:table-cell>
          <table:table-cell office:value-type="float" office:value="0.57380073800738" calcext:value-type="float">
            <text:p>0.57380073800738</text:p>
          </table:table-cell>
        </table:table-row>
        <table:table-row table:style-name="ro1">
          <table:table-cell office:value-type="string" calcext:value-type="string">
            <text:p>Bernoulli NB</text:p>
          </table:table-cell>
          <table:table-cell office:value-type="float" office:value="0.752360414966779" calcext:value-type="float">
            <text:p>0.752360414966779</text:p>
          </table:table-cell>
          <table:table-cell office:value-type="float" office:value="0.737148851847535" calcext:value-type="float">
            <text:p>0.737148851847535</text:p>
          </table:table-cell>
          <table:table-cell office:value-type="float" office:value="0.753992306795664" calcext:value-type="float">
            <text:p>0.753992306795664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3" calcext:value-type="float">
            <text:p>0.763</text:p>
          </table:table-cell>
          <table:table-cell office:value-type="float" office:value="0.4596210097927" calcext:value-type="float">
            <text:p>0.4596210097927</text:p>
          </table:table-cell>
          <table:table-cell office:value-type="float" office:value="0.341028638223261" calcext:value-type="float">
            <text:p>0.341028638223261</text:p>
          </table:table-cell>
          <table:table-cell office:value-type="float" office:value="0.44960229495371" calcext:value-type="float">
            <text:p>0.44960229495371</text:p>
          </table:table-cell>
          <table:table-cell office:value-type="float" office:value="0.497343251859724" calcext:value-type="float">
            <text:p>0.497343251859724</text:p>
          </table:table-cell>
          <table:table-cell office:value-type="float" office:value="0.364341085271318" calcext:value-type="float">
            <text:p>0.364341085271318</text:p>
          </table:table-cell>
          <table:table-cell office:value-type="float" office:value="0.484782608695652" calcext:value-type="float">
            <text:p>0.48478260869565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15596223336053" calcext:value-type="float">
            <text:p>0.815596223336053</text:p>
          </table:table-cell>
          <table:table-cell office:value-type="float" office:value="0.799160741345145" calcext:value-type="float">
            <text:p>0.799160741345145</text:p>
          </table:table-cell>
          <table:table-cell office:value-type="float" office:value="0.816470451101527" calcext:value-type="float">
            <text:p>0.816470451101527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586749017406" calcext:value-type="float">
            <text:p>0.55586749017406</text:p>
          </table:table-cell>
          <table:table-cell office:value-type="float" office:value="0.500434908669179" calcext:value-type="float">
            <text:p>0.500434908669179</text:p>
          </table:table-cell>
          <table:table-cell office:value-type="float" office:value="0.55503744524516" calcext:value-type="float">
            <text:p>0.55503744524516</text:p>
          </table:table-cell>
          <table:table-cell office:value-type="float" office:value="0.583924349881797" calcext:value-type="float">
            <text:p>0.583924349881797</text:p>
          </table:table-cell>
          <table:table-cell office:value-type="float" office:value="0.49813200498132" calcext:value-type="float">
            <text:p>0.49813200498132</text:p>
          </table:table-cell>
          <table:table-cell office:value-type="float" office:value="0.574908647990256" calcext:value-type="float">
            <text:p>0.574908647990256</text:p>
          </table:table-cell>
        </table:table-row>
        <table:table-row table:style-name="ro1">
          <table:table-cell office:value-type="string" calcext:value-type="string">
            <text:p>GMM</text:p>
          </table:table-cell>
          <table:table-cell office:value-type="float" office:value="0.660275090336869" calcext:value-type="float">
            <text:p>0.660275090336869</text:p>
          </table:table-cell>
          <table:table-cell office:value-type="float" office:value="0.721121342813848" calcext:value-type="float">
            <text:p>0.721121342813848</text:p>
          </table:table-cell>
          <table:table-cell office:value-type="float" office:value="0.753176360881221" calcext:value-type="float">
            <text:p>0.75317636088122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6234083732301" calcext:value-type="float">
            <text:p>0.406234083732301</text:p>
          </table:table-cell>
          <table:table-cell office:value-type="float" office:value="0.508676455488243" calcext:value-type="float">
            <text:p>0.508676455488243</text:p>
          </table:table-cell>
          <table:table-cell office:value-type="float" office:value="0.554538760913011" calcext:value-type="float">
            <text:p>0.554538760913011</text:p>
          </table:table-cell>
          <table:table-cell office:value-type="float" office:value="0.404411764705882" calcext:value-type="float">
            <text:p>0.404411764705882</text:p>
          </table:table-cell>
          <table:table-cell office:value-type="float" office:value="0.515007898894155" calcext:value-type="float">
            <text:p>0.515007898894155</text:p>
          </table:table-cell>
          <table:table-cell office:value-type="float" office:value="0.586038961038961" calcext:value-type="float">
            <text:p>0.586038961038961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0in" svg:y="1.587in">
            <draw:object draw:notify-on-update-of-ranges="Sheet3.A2:Sheet3.A2 Sheet3.A3:Sheet3.A8 Sheet3.B2:Sheet3.B2 Sheet3.B3:Sheet3.B8 Sheet3.C2:Sheet3.C2 Sheet3.C3:Sheet3.C8 Sheet3.D2:Sheet3.D2 Sheet3.D3:Sheet3.D8 Sheet3.E2:Sheet3.E2 Sheet3.E3:Sheet3.E8 Sheet3.F2:Sheet3.F2 Sheet3.F3:Sheet3.F8 Sheet3.G2:Sheet3.G2 Sheet3.G3:Sheet3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524in" svg:y="1.598in">
            <draw:object draw:notify-on-update-of-ranges="Sheet3.A3:Sheet3.A8 Sheet3.H2:Sheet3.H2 Sheet3.H3:Sheet3.H8 Sheet3.I2:Sheet3.I2 Sheet3.I3:Sheet3.I8 Sheet3.J2:Sheet3.J2 Sheet3.J3:Sheet3.J8 Sheet3.K2:Sheet3.K2 Sheet3.K3:Sheet3.K8 Sheet3.L2:Sheet3.L2 Sheet3.L3:Sheet3.L8 Sheet3.M2:Sheet3.M2 Sheet3.M3:Sheet3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Accuracy</text:p>
          </table:table-cell>
          <table:covered-table-cell table:number-columns-repeated="3"/>
          <table:covered-table-cell table:style-name="ce1"/>
          <table:covered-table-cell/>
          <table:table-cell table:style-name="ce1" office:value-type="string" calcext:value-type="string" table:number-columns-spanned="6" table:number-rows-spanned="1">
            <text:p>F1 score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Train 4272</text:p>
          </table:table-cell>
          <table:table-cell office:value-type="string" calcext:value-type="string">
            <text:p>Train 8000</text:p>
          </table:table-cell>
          <table:table-cell office:value-type="string" calcext:value-type="string">
            <text:p>Train 12000</text:p>
          </table:table-cell>
          <table:table-cell office:value-type="string" calcext:value-type="string">
            <text:p>Dev 4272</text:p>
          </table:table-cell>
          <table:table-cell office:value-type="string" calcext:value-type="string">
            <text:p>Dev 8000</text:p>
          </table:table-cell>
          <table:table-cell office:value-type="string" calcext:value-type="string">
            <text:p>Dev 12000</text:p>
          </table:table-cell>
          <table:table-cell office:value-type="string" calcext:value-type="string">
            <text:p>Train 4272</text:p>
          </table:table-cell>
          <table:table-cell office:value-type="string" calcext:value-type="string">
            <text:p>Train 8000</text:p>
          </table:table-cell>
          <table:table-cell office:value-type="string" calcext:value-type="string">
            <text:p>Train 12000</text:p>
          </table:table-cell>
          <table:table-cell office:value-type="string" calcext:value-type="string">
            <text:p>Dev 4272</text:p>
          </table:table-cell>
          <table:table-cell office:value-type="string" calcext:value-type="string">
            <text:p>Dev 8000</text:p>
          </table:table-cell>
          <table:table-cell office:value-type="string" calcext:value-type="string">
            <text:p>Dev 12000</text:p>
          </table:table-cell>
        </table:table-row>
        <table:table-row table:style-name="ro1">
          <table:table-cell office:value-type="string" calcext:value-type="string">
            <text:p>Most frequent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745" calcext:value-type="float">
            <text:p>0.7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50877808988764" calcext:value-type="float">
            <text:p>0.50877808988764</text:p>
          </table:table-cell>
          <table:table-cell office:value-type="float" office:value="0.501125" calcext:value-type="float">
            <text:p>0.501125</text:p>
          </table:table-cell>
          <table:table-cell office:value-type="float" office:value="0.500791666666667" calcext:value-type="float">
            <text:p>0.500791666666667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06641589279417" calcext:value-type="float">
            <text:p>0.506641589279417</text:p>
          </table:table-cell>
          <table:table-cell office:value-type="float" office:value="0.499686598972045" calcext:value-type="float">
            <text:p>0.499686598972045</text:p>
          </table:table-cell>
          <table:table-cell office:value-type="float" office:value="0.502429502886332" calcext:value-type="float">
            <text:p>0.502429502886332</text:p>
          </table:table-cell>
          <table:table-cell office:value-type="float" office:value="0.344873501997337" calcext:value-type="float">
            <text:p>0.344873501997337</text:p>
          </table:table-cell>
          <table:table-cell office:value-type="float" office:value="0.328198258539853" calcext:value-type="float">
            <text:p>0.328198258539853</text:p>
          </table:table-cell>
          <table:table-cell office:value-type="float" office:value="0.342511752854265" calcext:value-type="float">
            <text:p>0.342511752854265</text:p>
          </table:table-cell>
        </table:table-row>
        <table:table-row table:style-name="ro1">
          <table:table-cell office:value-type="string" calcext:value-type="string">
            <text:p>Gaussian NB</text:p>
          </table:table-cell>
          <table:table-cell office:value-type="float" office:value="0.702715355805244" calcext:value-type="float">
            <text:p>0.702715355805244</text:p>
          </table:table-cell>
          <table:table-cell office:value-type="float" office:value="0.706375" calcext:value-type="float">
            <text:p>0.706375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99479413156649" calcext:value-type="float">
            <text:p>0.699479413156649</text:p>
          </table:table-cell>
          <table:table-cell office:value-type="float" office:value="0.701676403352807" calcext:value-type="float">
            <text:p>0.701676403352807</text:p>
          </table:table-cell>
          <table:table-cell office:value-type="float" office:value="0.699591975518531" calcext:value-type="float">
            <text:p>0.699591975518531</text:p>
          </table:table-cell>
          <table:table-cell office:value-type="float" office:value="0.548959136468774" calcext:value-type="float">
            <text:p>0.548959136468774</text:p>
          </table:table-cell>
          <table:table-cell office:value-type="float" office:value="0.557221783741121" calcext:value-type="float">
            <text:p>0.557221783741121</text:p>
          </table:table-cell>
          <table:table-cell office:value-type="float" office:value="0.556451612903226" calcext:value-type="float">
            <text:p>0.556451612903226</text:p>
          </table:table-cell>
        </table:table-row>
        <table:table-row table:style-name="ro1">
          <table:table-cell office:value-type="string" calcext:value-type="string">
            <text:p>Bernoulli NB</text:p>
          </table:table-cell>
          <table:table-cell office:value-type="float" office:value="0.701779026217228" calcext:value-type="float">
            <text:p>0.701779026217228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704625" calcext:value-type="float">
            <text:p>0.704625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697961119013751" calcext:value-type="float">
            <text:p>0.697961119013751</text:p>
          </table:table-cell>
          <table:table-cell office:value-type="float" office:value="0.702651753173307" calcext:value-type="float">
            <text:p>0.702651753173307</text:p>
          </table:table-cell>
          <table:table-cell office:value-type="float" office:value="0.70382285356173" calcext:value-type="float">
            <text:p>0.70382285356173</text:p>
          </table:table-cell>
          <table:table-cell office:value-type="float" office:value="0.568519968676586" calcext:value-type="float">
            <text:p>0.568519968676586</text:p>
          </table:table-cell>
          <table:table-cell office:value-type="float" office:value="0.56633048875097" calcext:value-type="float">
            <text:p>0.56633048875097</text:p>
          </table:table-cell>
          <table:table-cell office:value-type="float" office:value="0.565453137103021" calcext:value-type="float">
            <text:p>0.56545313710302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79845505617977" calcext:value-type="float">
            <text:p>0.779845505617977</text:p>
          </table:table-cell>
          <table:table-cell office:value-type="float" office:value="0.785875" calcext:value-type="float">
            <text:p>0.785875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778419130639651" calcext:value-type="float">
            <text:p>0.778419130639651</text:p>
          </table:table-cell>
          <table:table-cell office:value-type="float" office:value="0.784093773632468" calcext:value-type="float">
            <text:p>0.784093773632468</text:p>
          </table:table-cell>
          <table:table-cell office:value-type="float" office:value="0.807205293685156" calcext:value-type="float">
            <text:p>0.807205293685156</text:p>
          </table:table-cell>
          <table:table-cell office:value-type="float" office:value="0.628899835796388" calcext:value-type="float">
            <text:p>0.628899835796388</text:p>
          </table:table-cell>
          <table:table-cell office:value-type="float" office:value="0.659486329743165" calcext:value-type="float">
            <text:p>0.659486329743165</text:p>
          </table:table-cell>
          <table:table-cell office:value-type="float" office:value="0.667771333885667" calcext:value-type="float">
            <text:p>0.667771333885667</text:p>
          </table:table-cell>
        </table:table-row>
        <table:table-row table:style-name="ro1">
          <table:table-cell office:value-type="string" calcext:value-type="string">
            <text:p>GMM</text:p>
          </table:table-cell>
          <table:table-cell office:value-type="float" office:value="0.632958801498127" calcext:value-type="float">
            <text:p>0.632958801498127</text:p>
          </table:table-cell>
          <table:table-cell office:value-type="float" office:value="0.6635625" calcext:value-type="float">
            <text:p>0.6635625</text:p>
          </table:table-cell>
          <table:table-cell office:value-type="float" office:value="0.625666666666667" calcext:value-type="float">
            <text:p>0.625666666666667</text:p>
          </table:table-cell>
          <table:table-cell office:value-type="float" office:value="0.721" calcext:value-type="float">
            <text:p>0.72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425113826983" calcext:value-type="float">
            <text:p>0.62425113826983</text:p>
          </table:table-cell>
          <table:table-cell office:value-type="float" office:value="0.678415675966306" calcext:value-type="float">
            <text:p>0.678415675966306</text:p>
          </table:table-cell>
          <table:table-cell office:value-type="float" office:value="0.658351080012169" calcext:value-type="float">
            <text:p>0.658351080012169</text:p>
          </table:table-cell>
          <table:table-cell office:value-type="float" office:value="0.459302325581395" calcext:value-type="float">
            <text:p>0.459302325581395</text:p>
          </table:table-cell>
          <table:table-cell office:value-type="float" office:value="0.508940852819807" calcext:value-type="float">
            <text:p>0.508940852819807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2:53:42.82871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5:38:47.056842681</meta:creation-date>
    <dc:date>2022-05-03T00:02:48.917459287</dc:date>
    <meta:editing-duration>PT8H35M50S</meta:editing-duration>
    <meta:editing-cycles>9</meta:editing-cycles>
    <meta:generator>LibreOffice/6.4.7.2$Linux_X86_64 LibreOffice_project/40$Build-2</meta:generator>
    <meta:document-statistic meta:table-count="2" meta:cell-count="1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Accuracy</text:p>
        </chart:title>
        <chart:legend chart:legend-position="bottom" svg:x="1.576cm" svg:y="8.401cm" style:legend-expansion="wide" chart:style-name="ch3"/>
        <chart:plot-area chart:style-name="ch4" table:cell-range-address="Sheet3.A2:Sheet3.G8" chart:data-source-has-labels="both" svg:x="0.32cm" svg:y="1.275cm" svg:width="15.36cm" svg:height="6.762cm">
          <chartooo:coordinate-region svg:x="1.232cm" svg:y="1.474cm" svg:width="14.448cm" svg:height="5.916cm"/>
          <chart:axis chart:dimension="x" chart:name="primary-x" chart:style-name="ch5" chartooo:axis-type="auto">
            <chartooo:date-scale/>
            <chart:categories table:cell-range-address="Sheet3.A3:Sheet3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3:Sheet3.B8" chart:label-cell-address="Sheet3.B2:Sheet3.B2" chart:class="chart:bar">
            <chart:data-point chart:repeated="6"/>
          </chart:series>
          <chart:series chart:style-name="ch9" chart:values-cell-range-address="Sheet3.C3:Sheet3.C8" chart:label-cell-address="Sheet3.C2:Sheet3.C2" chart:class="chart:bar">
            <chart:data-point chart:repeated="6"/>
          </chart:series>
          <chart:series chart:style-name="ch10" chart:values-cell-range-address="Sheet3.D3:Sheet3.D8" chart:label-cell-address="Sheet3.D2:Sheet3.D2" chart:class="chart:bar">
            <chart:data-point chart:repeated="6"/>
          </chart:series>
          <chart:series chart:style-name="ch11" chart:values-cell-range-address="Sheet3.E3:Sheet3.E8" chart:label-cell-address="Sheet3.E2:Sheet3.E2" chart:class="chart:bar">
            <chart:data-point chart:repeated="6"/>
          </chart:series>
          <chart:series chart:style-name="ch12" chart:values-cell-range-address="Sheet3.F3:Sheet3.F8" chart:label-cell-address="Sheet3.F2:Sheet3.F2" chart:class="chart:bar">
            <chart:data-point chart:repeated="6"/>
          </chart:series>
          <chart:series chart:style-name="ch13" chart:values-cell-range-address="Sheet3.G3:Sheet3.G8" chart:label-cell-address="Sheet3.G2:Sheet3.G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4272</text:p>
                <draw:g>
                  <svg:desc>Sheet3.B2:Sheet3.B2</svg:desc>
                </draw:g>
              </table:table-cell>
              <table:table-cell office:value-type="string">
                <text:p>Train 8000</text:p>
                <draw:g>
                  <svg:desc>Sheet3.C2:Sheet3.C2</svg:desc>
                </draw:g>
              </table:table-cell>
              <table:table-cell office:value-type="string">
                <text:p>Train 12000</text:p>
                <draw:g>
                  <svg:desc>Sheet3.D2:Sheet3.D2</svg:desc>
                </draw:g>
              </table:table-cell>
              <table:table-cell office:value-type="string">
                <text:p>Dev 4272</text:p>
                <draw:g>
                  <svg:desc>Sheet3.E2:Sheet3.E2</svg:desc>
                </draw:g>
              </table:table-cell>
              <table:table-cell office:value-type="string">
                <text:p>Dev 8000</text:p>
                <draw:g>
                  <svg:desc>Sheet3.F2:Sheet3.F2</svg:desc>
                </draw:g>
              </table:table-cell>
              <table:table-cell office:value-type="string">
                <text:p>Dev 12000</text:p>
                <draw:g>
                  <svg:desc>Sheet3.G2:Sheet3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frequent</text:p>
                <draw:g>
                  <svg:desc>Sheet3.A3:Sheet3.A8</svg:desc>
                </draw:g>
              </table:table-cell>
              <table:table-cell office:value-type="float" office:value="0.5">
                <text:p>0.5</text:p>
                <draw:g>
                  <svg:desc>Sheet3.B3:Sheet3.B8</svg:desc>
                </draw:g>
              </table:table-cell>
              <table:table-cell office:value-type="float" office:value="0.5">
                <text:p>0.5</text:p>
                <draw:g>
                  <svg:desc>Sheet3.C3:Sheet3.C8</svg:desc>
                </draw:g>
              </table:table-cell>
              <table:table-cell office:value-type="float" office:value="0.5">
                <text:p>0.5</text:p>
                <draw:g>
                  <svg:desc>Sheet3.D3:Sheet3.D8</svg:desc>
                </draw:g>
              </table:table-cell>
              <table:table-cell office:value-type="float" office:value="0.745">
                <text:p>0.745</text:p>
                <draw:g>
                  <svg:desc>Sheet3.E3:Sheet3.E8</svg:desc>
                </draw:g>
              </table:table-cell>
              <table:table-cell office:value-type="float" office:value="0.745">
                <text:p>0.745</text:p>
                <draw:g>
                  <svg:desc>Sheet3.F3:Sheet3.F8</svg:desc>
                </draw:g>
              </table:table-cell>
              <table:table-cell office:value-type="float" office:value="0.745">
                <text:p>0.745</text:p>
                <draw:g>
                  <svg:desc>Sheet3.G3:Sheet3.G8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0877808988764">
                <text:p>0.50877808988764</text:p>
              </table:table-cell>
              <table:table-cell office:value-type="float" office:value="0.501125">
                <text:p>0.501125</text:p>
              </table:table-cell>
              <table:table-cell office:value-type="float" office:value="0.500791666666667">
                <text:p>0.500791666666667</text:p>
              </table:table-cell>
              <table:table-cell office:value-type="float" office:value="0.508">
                <text:p>0.508</text:p>
              </table:table-cell>
              <table:table-cell office:value-type="float" office:value="0.4985">
                <text:p>0.4985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Gaussian NB</text:p>
              </table:table-cell>
              <table:table-cell office:value-type="float" office:value="0.702715355805244">
                <text:p>0.702715355805244</text:p>
              </table:table-cell>
              <table:table-cell office:value-type="float" office:value="0.706375">
                <text:p>0.706375</text:p>
              </table:table-cell>
              <table:table-cell office:value-type="float" office:value="0.7055">
                <text:p>0.7055</text:p>
              </table:table-cell>
              <table:table-cell office:value-type="float" office:value="0.7075">
                <text:p>0.7075</text:p>
              </table:table-cell>
              <table:table-cell office:value-type="float" office:value="0.7195">
                <text:p>0.719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Bernoulli NB</text:p>
              </table:table-cell>
              <table:table-cell office:value-type="float" office:value="0.701779026217228">
                <text:p>0.701779026217228</text:p>
              </table:table-cell>
              <table:table-cell office:value-type="float" office:value="0.70425">
                <text:p>0.70425</text:p>
              </table:table-cell>
              <table:table-cell office:value-type="float" office:value="0.704625">
                <text:p>0.704625</text:p>
              </table:table-cell>
              <table:table-cell office:value-type="float" office:value="0.7245">
                <text:p>0.7245</text:p>
              </table:table-cell>
              <table:table-cell office:value-type="float" office:value="0.7205">
                <text:p>0.7205</text:p>
              </table:table-cell>
              <table:table-cell office:value-type="float" office:value="0.7195">
                <text:p>0.7195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779845505617977">
                <text:p>0.779845505617977</text:p>
              </table:table-cell>
              <table:table-cell office:value-type="float" office:value="0.785875">
                <text:p>0.785875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774">
                <text:p>0.774</text:p>
              </table:table-cell>
              <table:table-cell office:value-type="float" office:value="0.7945">
                <text:p>0.7945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0.632958801498127">
                <text:p>0.632958801498127</text:p>
              </table:table-cell>
              <table:table-cell office:value-type="float" office:value="0.6635625">
                <text:p>0.6635625</text:p>
              </table:table-cell>
              <table:table-cell office:value-type="float" office:value="0.625666666666667">
                <text:p>0.625666666666667</text:p>
              </table:table-cell>
              <table:table-cell office:value-type="float" office:value="0.721">
                <text:p>0.721</text:p>
              </table:table-cell>
              <table:table-cell office:value-type="float" office:value="0.643">
                <text:p>0.643</text:p>
              </table:table-cell>
              <table:table-cell office:value-type="float" office:value="0.664">
                <text:p>0.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F1 score</text:p>
        </chart:title>
        <chart:legend chart:legend-position="bottom" svg:x="1.576cm" svg:y="8.401cm" style:legend-expansion="wide" chart:style-name="ch3"/>
        <chart:plot-area chart:style-name="ch4" table:cell-range-address="Sheet3.A3:Sheet3.A8 Sheet3.H2:Sheet3.M8" chart:data-source-has-labels="both" svg:x="0.32cm" svg:y="1.275cm" svg:width="15.36cm" svg:height="6.762cm">
          <chartooo:coordinate-region svg:x="1.047cm" svg:y="1.475cm" svg:width="14.633cm" svg:height="5.915cm"/>
          <chart:axis chart:dimension="x" chart:name="primary-x" chart:style-name="ch5" chartooo:axis-type="auto">
            <chartooo:date-scale/>
            <chart:categories table:cell-range-address="Sheet3.A3:Sheet3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H3:Sheet3.H8" chart:label-cell-address="Sheet3.H2:Sheet3.H2" chart:class="chart:bar">
            <chart:data-point chart:repeated="6"/>
          </chart:series>
          <chart:series chart:style-name="ch9" chart:values-cell-range-address="Sheet3.I3:Sheet3.I8" chart:label-cell-address="Sheet3.I2:Sheet3.I2" chart:class="chart:bar">
            <chart:data-point chart:repeated="6"/>
          </chart:series>
          <chart:series chart:style-name="ch10" chart:values-cell-range-address="Sheet3.J3:Sheet3.J8" chart:label-cell-address="Sheet3.J2:Sheet3.J2" chart:class="chart:bar">
            <chart:data-point chart:repeated="6"/>
          </chart:series>
          <chart:series chart:style-name="ch11" chart:values-cell-range-address="Sheet3.K3:Sheet3.K8" chart:label-cell-address="Sheet3.K2:Sheet3.K2" chart:class="chart:bar">
            <chart:data-point chart:repeated="6"/>
          </chart:series>
          <chart:series chart:style-name="ch12" chart:values-cell-range-address="Sheet3.L3:Sheet3.L8" chart:label-cell-address="Sheet3.L2:Sheet3.L2" chart:class="chart:bar">
            <chart:data-point chart:repeated="6"/>
          </chart:series>
          <chart:series chart:style-name="ch13" chart:values-cell-range-address="Sheet3.M3:Sheet3.M8" chart:label-cell-address="Sheet3.M2:Sheet3.M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4272</text:p>
                <draw:g>
                  <svg:desc>Sheet3.H2:Sheet3.H2</svg:desc>
                </draw:g>
              </table:table-cell>
              <table:table-cell office:value-type="string">
                <text:p>Train 8000</text:p>
                <draw:g>
                  <svg:desc>Sheet3.I2:Sheet3.I2</svg:desc>
                </draw:g>
              </table:table-cell>
              <table:table-cell office:value-type="string">
                <text:p>Train 12000</text:p>
                <draw:g>
                  <svg:desc>Sheet3.J2:Sheet3.J2</svg:desc>
                </draw:g>
              </table:table-cell>
              <table:table-cell office:value-type="string">
                <text:p>Dev 4272</text:p>
                <draw:g>
                  <svg:desc>Sheet3.K2:Sheet3.K2</svg:desc>
                </draw:g>
              </table:table-cell>
              <table:table-cell office:value-type="string">
                <text:p>Dev 8000</text:p>
                <draw:g>
                  <svg:desc>Sheet3.L2:Sheet3.L2</svg:desc>
                </draw:g>
              </table:table-cell>
              <table:table-cell office:value-type="string">
                <text:p>Dev 12000</text:p>
                <draw:g>
                  <svg:desc>Sheet3.M2:Sheet3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frequent</text:p>
                <draw:g>
                  <svg:desc>Sheet3.A3:Sheet3.A8</svg:desc>
                </draw:g>
              </table:table-cell>
              <table:table-cell office:value-type="float" office:value="0">
                <text:p>0</text:p>
                <draw:g>
                  <svg:desc>Sheet3.H3:Sheet3.H8</svg:desc>
                </draw:g>
              </table:table-cell>
              <table:table-cell office:value-type="float" office:value="0">
                <text:p>0</text:p>
                <draw:g>
                  <svg:desc>Sheet3.I3:Sheet3.I8</svg:desc>
                </draw:g>
              </table:table-cell>
              <table:table-cell office:value-type="float" office:value="0">
                <text:p>0</text:p>
                <draw:g>
                  <svg:desc>Sheet3.J3:Sheet3.J8</svg:desc>
                </draw:g>
              </table:table-cell>
              <table:table-cell office:value-type="float" office:value="0">
                <text:p>0</text:p>
                <draw:g>
                  <svg:desc>Sheet3.K3:Sheet3.K8</svg:desc>
                </draw:g>
              </table:table-cell>
              <table:table-cell office:value-type="float" office:value="0">
                <text:p>0</text:p>
                <draw:g>
                  <svg:desc>Sheet3.L3:Sheet3.L8</svg:desc>
                </draw:g>
              </table:table-cell>
              <table:table-cell office:value-type="float" office:value="0">
                <text:p>0</text:p>
                <draw:g>
                  <svg:desc>Sheet3.M3:Sheet3.M8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06641589279417">
                <text:p>0.506641589279417</text:p>
              </table:table-cell>
              <table:table-cell office:value-type="float" office:value="0.499686598972045">
                <text:p>0.499686598972045</text:p>
              </table:table-cell>
              <table:table-cell office:value-type="float" office:value="0.502429502886332">
                <text:p>0.502429502886332</text:p>
              </table:table-cell>
              <table:table-cell office:value-type="float" office:value="0.344873501997337">
                <text:p>0.344873501997337</text:p>
              </table:table-cell>
              <table:table-cell office:value-type="float" office:value="0.328198258539853">
                <text:p>0.328198258539853</text:p>
              </table:table-cell>
              <table:table-cell office:value-type="float" office:value="0.342511752854265">
                <text:p>0.342511752854265</text:p>
              </table:table-cell>
            </table:table-row>
            <table:table-row>
              <table:table-cell office:value-type="string">
                <text:p>Gaussian NB</text:p>
              </table:table-cell>
              <table:table-cell office:value-type="float" office:value="0.699479413156649">
                <text:p>0.699479413156649</text:p>
              </table:table-cell>
              <table:table-cell office:value-type="float" office:value="0.701676403352807">
                <text:p>0.701676403352807</text:p>
              </table:table-cell>
              <table:table-cell office:value-type="float" office:value="0.699591975518531">
                <text:p>0.699591975518531</text:p>
              </table:table-cell>
              <table:table-cell office:value-type="float" office:value="0.548959136468774">
                <text:p>0.548959136468774</text:p>
              </table:table-cell>
              <table:table-cell office:value-type="float" office:value="0.557221783741121">
                <text:p>0.557221783741121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Bernoulli NB</text:p>
              </table:table-cell>
              <table:table-cell office:value-type="float" office:value="0.697961119013751">
                <text:p>0.697961119013751</text:p>
              </table:table-cell>
              <table:table-cell office:value-type="float" office:value="0.702651753173307">
                <text:p>0.702651753173307</text:p>
              </table:table-cell>
              <table:table-cell office:value-type="float" office:value="0.70382285356173">
                <text:p>0.70382285356173</text:p>
              </table:table-cell>
              <table:table-cell office:value-type="float" office:value="0.568519968676586">
                <text:p>0.568519968676586</text:p>
              </table:table-cell>
              <table:table-cell office:value-type="float" office:value="0.56633048875097">
                <text:p>0.56633048875097</text:p>
              </table:table-cell>
              <table:table-cell office:value-type="float" office:value="0.565453137103021">
                <text:p>0.565453137103021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778419130639651">
                <text:p>0.778419130639651</text:p>
              </table:table-cell>
              <table:table-cell office:value-type="float" office:value="0.784093773632468">
                <text:p>0.784093773632468</text:p>
              </table:table-cell>
              <table:table-cell office:value-type="float" office:value="0.807205293685156">
                <text:p>0.807205293685156</text:p>
              </table:table-cell>
              <table:table-cell office:value-type="float" office:value="0.628899835796388">
                <text:p>0.628899835796388</text:p>
              </table:table-cell>
              <table:table-cell office:value-type="float" office:value="0.659486329743165">
                <text:p>0.659486329743165</text:p>
              </table:table-cell>
              <table:table-cell office:value-type="float" office:value="0.667771333885667">
                <text:p>0.667771333885667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0.62425113826983">
                <text:p>0.62425113826983</text:p>
              </table:table-cell>
              <table:table-cell office:value-type="float" office:value="0.678415675966306">
                <text:p>0.678415675966306</text:p>
              </table:table-cell>
              <table:table-cell office:value-type="float" office:value="0.658351080012169">
                <text:p>0.658351080012169</text:p>
              </table:table-cell>
              <table:table-cell office:value-type="float" office:value="0.459302325581395">
                <text:p>0.459302325581395</text:p>
              </table:table-cell>
              <table:table-cell office:value-type="float" office:value="0.508940852819807">
                <text:p>0.508940852819807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Accuracy scores</text:p>
        </chart:title>
        <chart:legend chart:legend-position="bottom" svg:x="2.58cm" svg:y="8.401cm" style:legend-expansion="wide" chart:style-name="ch3"/>
        <chart:plot-area chart:style-name="ch4" table:cell-range-address="Sheet4.A2:Sheet4.G8" chart:data-source-has-labels="both" svg:x="0.32cm" svg:y="1.275cm" svg:width="15.36cm" svg:height="6.762cm">
          <chartooo:coordinate-region svg:x="1.232cm" svg:y="1.475cm" svg:width="14.448cm" svg:height="5.916cm"/>
          <chart:axis chart:dimension="x" chart:name="primary-x" chart:style-name="ch5" chartooo:axis-type="auto">
            <chartooo:date-scale/>
            <chart:categories table:cell-range-address="Sheet4.A3:Sheet4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B3:Sheet4.B8" chart:label-cell-address="Sheet4.B2:Sheet4.B2" chart:class="chart:bar">
            <chart:data-point chart:repeated="6"/>
          </chart:series>
          <chart:series chart:style-name="ch9" chart:values-cell-range-address="Sheet4.C3:Sheet4.C8" chart:label-cell-address="Sheet4.C2:Sheet4.C2" chart:class="chart:bar">
            <chart:data-point chart:repeated="6"/>
          </chart:series>
          <chart:series chart:style-name="ch10" chart:values-cell-range-address="Sheet4.D3:Sheet4.D8" chart:label-cell-address="Sheet4.D2:Sheet4.D2" chart:class="chart:bar">
            <chart:data-point chart:repeated="6"/>
          </chart:series>
          <chart:series chart:style-name="ch11" chart:values-cell-range-address="Sheet4.E3:Sheet4.E8" chart:label-cell-address="Sheet4.E2:Sheet4.E2" chart:class="chart:bar">
            <chart:data-point chart:repeated="6"/>
          </chart:series>
          <chart:series chart:style-name="ch12" chart:values-cell-range-address="Sheet4.F3:Sheet4.F8" chart:label-cell-address="Sheet4.F2:Sheet4.F2" chart:class="chart:bar">
            <chart:data-point chart:repeated="6"/>
          </chart:series>
          <chart:series chart:style-name="ch13" chart:values-cell-range-address="Sheet4.G3:Sheet4.G8" chart:label-cell-address="Sheet4.G2:Sheet4.G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v1</text:p>
                <draw:g>
                  <svg:desc>Sheet4.B2:Sheet4.B2</svg:desc>
                </draw:g>
              </table:table-cell>
              <table:table-cell office:value-type="string">
                <text:p>Train v2</text:p>
                <draw:g>
                  <svg:desc>Sheet4.C2:Sheet4.C2</svg:desc>
                </draw:g>
              </table:table-cell>
              <table:table-cell office:value-type="string">
                <text:p>Train LDA</text:p>
                <draw:g>
                  <svg:desc>Sheet4.D2:Sheet4.D2</svg:desc>
                </draw:g>
              </table:table-cell>
              <table:table-cell office:value-type="string">
                <text:p>Dev v1</text:p>
                <draw:g>
                  <svg:desc>Sheet4.E2:Sheet4.E2</svg:desc>
                </draw:g>
              </table:table-cell>
              <table:table-cell office:value-type="string">
                <text:p>Dev v2</text:p>
                <draw:g>
                  <svg:desc>Sheet4.F2:Sheet4.F2</svg:desc>
                </draw:g>
              </table:table-cell>
              <table:table-cell office:value-type="string">
                <text:p>Dev LDA</text:p>
                <draw:g>
                  <svg:desc>Sheet4.G2:Sheet4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frequent</text:p>
                <draw:g>
                  <svg:desc>Sheet4.A3:Sheet4.A8</svg:desc>
                </draw:g>
              </table:table-cell>
              <table:table-cell office:value-type="float" office:value="0.751019932393053">
                <text:p>0.751019932393053</text:p>
                <draw:g>
                  <svg:desc>Sheet4.B3:Sheet4.B8</svg:desc>
                </draw:g>
              </table:table-cell>
              <table:table-cell office:value-type="float" office:value="0.749679449819326">
                <text:p>0.749679449819326</text:p>
                <draw:g>
                  <svg:desc>Sheet4.C3:Sheet4.C8</svg:desc>
                </draw:g>
              </table:table-cell>
              <table:table-cell office:value-type="float" office:value="0.751019932393053">
                <text:p>0.751019932393053</text:p>
                <draw:g>
                  <svg:desc>Sheet4.D3:Sheet4.D8</svg:desc>
                </draw:g>
              </table:table-cell>
              <table:table-cell office:value-type="float" office:value="0.745">
                <text:p>0.745</text:p>
                <draw:g>
                  <svg:desc>Sheet4.E3:Sheet4.E8</svg:desc>
                </draw:g>
              </table:table-cell>
              <table:table-cell office:value-type="float" office:value="0.753">
                <text:p>0.753</text:p>
                <draw:g>
                  <svg:desc>Sheet4.F3:Sheet4.F8</svg:desc>
                </draw:g>
              </table:table-cell>
              <table:table-cell office:value-type="float" office:value="0.745">
                <text:p>0.745</text:p>
                <draw:g>
                  <svg:desc>Sheet4.G3:Sheet4.G8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626704744142674">
                <text:p>0.626704744142674</text:p>
              </table:table-cell>
              <table:table-cell office:value-type="float" office:value="0.619302949061662">
                <text:p>0.619302949061662</text:p>
              </table:table-cell>
              <table:table-cell office:value-type="float" office:value="0.623615806038">
                <text:p>0.623615806038</text:p>
              </table:table-cell>
              <table:table-cell office:value-type="float" office:value="0.617">
                <text:p>0.617</text:p>
              </table:table-cell>
              <table:table-cell office:value-type="float" office:value="0.6275">
                <text:p>0.6275</text:p>
              </table:table-cell>
              <table:table-cell office:value-type="float" office:value="0.6235">
                <text:p>0.6235</text:p>
              </table:table-cell>
            </table:table-row>
            <table:table-row>
              <table:table-cell office:value-type="string">
                <text:p>Gaussian NB</text:p>
              </table:table-cell>
              <table:table-cell office:value-type="float" office:value="0.75533278936939">
                <text:p>0.75533278936939</text:p>
              </table:table-cell>
              <table:table-cell office:value-type="float" office:value="0.751194777946148">
                <text:p>0.751194777946148</text:p>
              </table:table-cell>
              <table:table-cell office:value-type="float" office:value="0.767688541788087">
                <text:p>0.767688541788087</text:p>
              </table:table-cell>
              <table:table-cell office:value-type="float" office:value="0.758">
                <text:p>0.758</text:p>
              </table:table-cell>
              <table:table-cell office:value-type="float" office:value="0.757">
                <text:p>0.757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Bernoulli NB</text:p>
              </table:table-cell>
              <table:table-cell office:value-type="float" office:value="0.752360414966779">
                <text:p>0.752360414966779</text:p>
              </table:table-cell>
              <table:table-cell office:value-type="float" office:value="0.737148851847535">
                <text:p>0.737148851847535</text:p>
              </table:table-cell>
              <table:table-cell office:value-type="float" office:value="0.753992306795664">
                <text:p>0.753992306795664</text:p>
              </table:table-cell>
              <table:table-cell office:value-type="float" office:value="0.7635">
                <text:p>0.7635</text:p>
              </table:table-cell>
              <table:table-cell office:value-type="float" office:value="0.754">
                <text:p>0.75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815596223336053">
                <text:p>0.815596223336053</text:p>
              </table:table-cell>
              <table:table-cell office:value-type="float" office:value="0.799160741345145">
                <text:p>0.799160741345145</text:p>
              </table:table-cell>
              <table:table-cell office:value-type="float" office:value="0.816470451101527">
                <text:p>0.816470451101527</text:p>
              </table:table-cell>
              <table:table-cell office:value-type="float" office:value="0.824">
                <text:p>0.824</text:p>
              </table:table-cell>
              <table:table-cell office:value-type="float" office:value="0.7985">
                <text:p>0.798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0.660275090336869">
                <text:p>0.660275090336869</text:p>
              </table:table-cell>
              <table:table-cell office:value-type="float" office:value="0.721121342813848">
                <text:p>0.721121342813848</text:p>
              </table:table-cell>
              <table:table-cell office:value-type="float" office:value="0.753176360881221">
                <text:p>0.753176360881221</text:p>
              </table:table-cell>
              <table:table-cell office:value-type="float" office:value="0.676">
                <text:p>0.676</text:p>
              </table:table-cell>
              <table:table-cell office:value-type="float" office:value="0.693">
                <text:p>0.693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F1 scores</text:p>
        </chart:title>
        <chart:legend chart:legend-position="bottom" svg:x="2.58cm" svg:y="8.401cm" style:legend-expansion="wide" chart:style-name="ch3"/>
        <chart:plot-area chart:style-name="ch4" table:cell-range-address="Sheet4.A3:Sheet4.A8 Sheet4.H2:Sheet4.M8" chart:data-source-has-labels="both" svg:x="0.32cm" svg:y="1.275cm" svg:width="15.36cm" svg:height="6.762cm">
          <chartooo:coordinate-region svg:x="1.047cm" svg:y="1.474cm" svg:width="14.633cm" svg:height="5.916cm"/>
          <chart:axis chart:dimension="x" chart:name="primary-x" chart:style-name="ch5" chartooo:axis-type="auto">
            <chartooo:date-scale/>
            <chart:categories table:cell-range-address="Sheet4.A3:Sheet4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H3:Sheet4.H8" chart:label-cell-address="Sheet4.H2:Sheet4.H2" chart:class="chart:bar">
            <chart:data-point chart:repeated="6"/>
          </chart:series>
          <chart:series chart:style-name="ch9" chart:values-cell-range-address="Sheet4.I3:Sheet4.I8" chart:label-cell-address="Sheet4.I2:Sheet4.I2" chart:class="chart:bar">
            <chart:data-point chart:repeated="6"/>
          </chart:series>
          <chart:series chart:style-name="ch10" chart:values-cell-range-address="Sheet4.J3:Sheet4.J8" chart:label-cell-address="Sheet4.J2:Sheet4.J2" chart:class="chart:bar">
            <chart:data-point chart:repeated="6"/>
          </chart:series>
          <chart:series chart:style-name="ch11" chart:values-cell-range-address="Sheet4.K3:Sheet4.K8" chart:label-cell-address="Sheet4.K2:Sheet4.K2" chart:class="chart:bar">
            <chart:data-point chart:repeated="6"/>
          </chart:series>
          <chart:series chart:style-name="ch12" chart:values-cell-range-address="Sheet4.L3:Sheet4.L8" chart:label-cell-address="Sheet4.L2:Sheet4.L2" chart:class="chart:bar">
            <chart:data-point chart:repeated="6"/>
          </chart:series>
          <chart:series chart:style-name="ch13" chart:values-cell-range-address="Sheet4.M3:Sheet4.M8" chart:label-cell-address="Sheet4.M2:Sheet4.M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v1</text:p>
                <draw:g>
                  <svg:desc>Sheet4.H2:Sheet4.H2</svg:desc>
                </draw:g>
              </table:table-cell>
              <table:table-cell office:value-type="string">
                <text:p>Train v2</text:p>
                <draw:g>
                  <svg:desc>Sheet4.I2:Sheet4.I2</svg:desc>
                </draw:g>
              </table:table-cell>
              <table:table-cell office:value-type="string">
                <text:p>Train LDA</text:p>
                <draw:g>
                  <svg:desc>Sheet4.J2:Sheet4.J2</svg:desc>
                </draw:g>
              </table:table-cell>
              <table:table-cell office:value-type="string">
                <text:p>Dev v1</text:p>
                <draw:g>
                  <svg:desc>Sheet4.K2:Sheet4.K2</svg:desc>
                </draw:g>
              </table:table-cell>
              <table:table-cell office:value-type="string">
                <text:p>Dev v2</text:p>
                <draw:g>
                  <svg:desc>Sheet4.L2:Sheet4.L2</svg:desc>
                </draw:g>
              </table:table-cell>
              <table:table-cell office:value-type="string">
                <text:p>Dev LDA</text:p>
                <draw:g>
                  <svg:desc>Sheet4.M2:Sheet4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frequent</text:p>
                <draw:g>
                  <svg:desc>Sheet4.A3:Sheet4.A8</svg:desc>
                </draw:g>
              </table:table-cell>
              <table:table-cell office:value-type="float" office:value="0">
                <text:p>0</text:p>
                <draw:g>
                  <svg:desc>Sheet4.H3:Sheet4.H8</svg:desc>
                </draw:g>
              </table:table-cell>
              <table:table-cell office:value-type="float" office:value="0">
                <text:p>0</text:p>
                <draw:g>
                  <svg:desc>Sheet4.I3:Sheet4.I8</svg:desc>
                </draw:g>
              </table:table-cell>
              <table:table-cell office:value-type="float" office:value="0">
                <text:p>0</text:p>
                <draw:g>
                  <svg:desc>Sheet4.J3:Sheet4.J8</svg:desc>
                </draw:g>
              </table:table-cell>
              <table:table-cell office:value-type="float" office:value="0">
                <text:p>0</text:p>
                <draw:g>
                  <svg:desc>Sheet4.K3:Sheet4.K8</svg:desc>
                </draw:g>
              </table:table-cell>
              <table:table-cell office:value-type="float" office:value="0">
                <text:p>0</text:p>
                <draw:g>
                  <svg:desc>Sheet4.L3:Sheet4.L8</svg:desc>
                </draw:g>
              </table:table-cell>
              <table:table-cell office:value-type="float" office:value="0">
                <text:p>0</text:p>
                <draw:g>
                  <svg:desc>Sheet4.M3:Sheet4.M8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242818300035465">
                <text:p>0.242818300035465</text:p>
              </table:table-cell>
              <table:table-cell office:value-type="float" office:value="0.244331328088848">
                <text:p>0.244331328088848</text:p>
              </table:table-cell>
              <table:table-cell office:value-type="float" office:value="0.24520804114072">
                <text:p>0.24520804114072</text:p>
              </table:table-cell>
              <table:table-cell office:value-type="float" office:value="0.241584158415842">
                <text:p>0.241584158415842</text:p>
              </table:table-cell>
              <table:table-cell office:value-type="float" office:value="0.235897435897436">
                <text:p>0.235897435897436</text:p>
              </table:table-cell>
              <table:table-cell office:value-type="float" office:value="0.271055179090029">
                <text:p>0.271055179090029</text:p>
              </table:table-cell>
            </table:table-row>
            <table:table-row>
              <table:table-cell office:value-type="string">
                <text:p>Gaussian NB</text:p>
              </table:table-cell>
              <table:table-cell office:value-type="float" office:value="0.551399871767472">
                <text:p>0.551399871767472</text:p>
              </table:table-cell>
              <table:table-cell office:value-type="float" office:value="0.524769008126461">
                <text:p>0.524769008126461</text:p>
              </table:table-cell>
              <table:table-cell office:value-type="float" office:value="0.568334416287633">
                <text:p>0.568334416287633</text:p>
              </table:table-cell>
              <table:table-cell office:value-type="float" office:value="0.563963963963964">
                <text:p>0.563963963963964</text:p>
              </table:table-cell>
              <table:table-cell office:value-type="float" office:value="0.531791907514451">
                <text:p>0.531791907514451</text:p>
              </table:table-cell>
              <table:table-cell office:value-type="float" office:value="0.57380073800738">
                <text:p>0.57380073800738</text:p>
              </table:table-cell>
            </table:table-row>
            <table:table-row>
              <table:table-cell office:value-type="string">
                <text:p>Bernoulli NB</text:p>
              </table:table-cell>
              <table:table-cell office:value-type="float" office:value="0.4596210097927">
                <text:p>0.4596210097927</text:p>
              </table:table-cell>
              <table:table-cell office:value-type="float" office:value="0.341028638223261">
                <text:p>0.341028638223261</text:p>
              </table:table-cell>
              <table:table-cell office:value-type="float" office:value="0.44960229495371">
                <text:p>0.44960229495371</text:p>
              </table:table-cell>
              <table:table-cell office:value-type="float" office:value="0.497343251859724">
                <text:p>0.497343251859724</text:p>
              </table:table-cell>
              <table:table-cell office:value-type="float" office:value="0.364341085271318">
                <text:p>0.364341085271318</text:p>
              </table:table-cell>
              <table:table-cell office:value-type="float" office:value="0.484782608695652">
                <text:p>0.484782608695652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55586749017406">
                <text:p>0.55586749017406</text:p>
              </table:table-cell>
              <table:table-cell office:value-type="float" office:value="0.500434908669179">
                <text:p>0.500434908669179</text:p>
              </table:table-cell>
              <table:table-cell office:value-type="float" office:value="0.55503744524516">
                <text:p>0.55503744524516</text:p>
              </table:table-cell>
              <table:table-cell office:value-type="float" office:value="0.583924349881797">
                <text:p>0.583924349881797</text:p>
              </table:table-cell>
              <table:table-cell office:value-type="float" office:value="0.49813200498132">
                <text:p>0.49813200498132</text:p>
              </table:table-cell>
              <table:table-cell office:value-type="float" office:value="0.574908647990256">
                <text:p>0.574908647990256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0.406234083732301">
                <text:p>0.406234083732301</text:p>
              </table:table-cell>
              <table:table-cell office:value-type="float" office:value="0.508676455488243">
                <text:p>0.508676455488243</text:p>
              </table:table-cell>
              <table:table-cell office:value-type="float" office:value="0.554538760913011">
                <text:p>0.554538760913011</text:p>
              </table:table-cell>
              <table:table-cell office:value-type="float" office:value="0.404411764705882">
                <text:p>0.404411764705882</text:p>
              </table:table-cell>
              <table:table-cell office:value-type="float" office:value="0.515007898894155">
                <text:p>0.515007898894155</text:p>
              </table:table-cell>
              <table:table-cell office:value-type="float" office:value="0.586038961038961">
                <text:p>0.58603896103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